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cfc" officeooo:paragraph-rsid="000d6cfc"/>
    </style:style>
    <style:style style:name="P2" style:family="paragraph" style:parent-style-name="Standard">
      <style:text-properties officeooo:rsid="0018e5c7" officeooo:paragraph-rsid="0018e5c7"/>
    </style:style>
    <style:style style:name="P3" style:family="paragraph" style:parent-style-name="Standard">
      <style:text-properties officeooo:rsid="00195673" officeooo:paragraph-rsid="00195673"/>
    </style:style>
    <style:style style:name="P4" style:family="paragraph" style:parent-style-name="Standard">
      <style:text-properties officeooo:rsid="00274775" officeooo:paragraph-rsid="00274775"/>
    </style:style>
    <style:style style:name="P5" style:family="paragraph" style:parent-style-name="Standard">
      <style:text-properties officeooo:rsid="00179345" officeooo:paragraph-rsid="00179345"/>
    </style:style>
    <style:style style:name="P6" style:family="paragraph" style:parent-style-name="Standard">
      <style:text-properties officeooo:rsid="00179345" officeooo:paragraph-rsid="00274775"/>
    </style:style>
    <style:style style:name="P7" style:family="paragraph" style:parent-style-name="Standard">
      <style:text-properties fo:font-weight="normal" officeooo:rsid="002d5e1f" officeooo:paragraph-rsid="002e169c" style:font-weight-asian="normal" style:font-weight-complex="normal"/>
    </style:style>
    <style:style style:name="P8" style:family="paragraph" style:parent-style-name="Standard">
      <style:text-properties fo:font-weight="normal" officeooo:rsid="004cd756" officeooo:paragraph-rsid="004cd756" style:font-weight-asian="normal" style:font-weight-complex="normal"/>
    </style:style>
    <style:style style:name="P9" style:family="paragraph" style:parent-style-name="Standard">
      <style:text-properties fo:font-weight="normal" officeooo:rsid="004cd756" officeooo:paragraph-rsid="003f759d" style:font-weight-asian="normal" style:font-weight-complex="normal"/>
    </style:style>
    <style:style style:name="P10" style:family="paragraph" style:parent-style-name="Standard">
      <style:text-properties fo:font-weight="normal" officeooo:rsid="004d5426" officeooo:paragraph-rsid="004d5426" style:font-weight-asian="normal" style:font-weight-complex="normal"/>
    </style:style>
    <style:style style:name="P11" style:family="paragraph" style:parent-style-name="Standard">
      <style:text-properties fo:font-weight="normal" officeooo:rsid="00613587" officeooo:paragraph-rsid="00613587" style:font-weight-asian="normal" style:font-weight-complex="normal"/>
    </style:style>
    <style:style style:name="P12" style:family="paragraph" style:parent-style-name="Standard">
      <style:text-properties officeooo:rsid="00315d78" officeooo:paragraph-rsid="00315d78"/>
    </style:style>
    <style:style style:name="P13" style:family="paragraph" style:parent-style-name="Standard">
      <style:text-properties officeooo:rsid="00334779" officeooo:paragraph-rsid="00334779"/>
    </style:style>
    <style:style style:name="P14" style:family="paragraph" style:parent-style-name="Standard">
      <style:text-properties officeooo:rsid="0033f5a6" officeooo:paragraph-rsid="0033f5a6"/>
    </style:style>
    <style:style style:name="P15" style:family="paragraph" style:parent-style-name="Standard">
      <style:text-properties officeooo:rsid="0033f5a6" officeooo:paragraph-rsid="0035c0d8"/>
    </style:style>
    <style:style style:name="P16" style:family="paragraph" style:parent-style-name="Standard">
      <style:text-properties officeooo:rsid="003c6fb9" officeooo:paragraph-rsid="003c6fb9"/>
    </style:style>
    <style:style style:name="P17" style:family="paragraph" style:parent-style-name="Standard">
      <style:text-properties officeooo:rsid="003f759d" officeooo:paragraph-rsid="003f759d"/>
    </style:style>
    <style:style style:name="P18" style:family="paragraph" style:parent-style-name="Standard">
      <style:text-properties officeooo:rsid="003f759d" officeooo:paragraph-rsid="00466304"/>
    </style:style>
    <style:style style:name="P19" style:family="paragraph" style:parent-style-name="Standard">
      <style:text-properties fo:font-style="normal" fo:font-weight="normal" officeooo:rsid="0030e70e" officeooo:paragraph-rsid="003f75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0e70e" officeooo:paragraph-rsid="004d542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0e70e" officeooo:paragraph-rsid="002e169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d5426" officeooo:paragraph-rsid="004d542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6b2cfb" officeooo:paragraph-rsid="006b2cf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6c62ba" officeooo:paragraph-rsid="006c62ba" style:font-style-asian="normal" style:font-weight-asian="normal" style:font-style-complex="normal" style:font-weight-complex="normal"/>
    </style:style>
    <style:style style:name="T1" style:family="text">
      <style:text-properties officeooo:rsid="001b19f7"/>
    </style:style>
    <style:style style:name="T2" style:family="text">
      <style:text-properties officeooo:rsid="0028d2f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0e70e" style:font-style-asian="normal" style:font-style-complex="normal"/>
    </style:style>
    <style:style style:name="T5" style:family="text">
      <style:text-properties fo:font-style="normal" officeooo:rsid="004d5426" style:font-style-asian="normal" style:font-style-complex="normal"/>
    </style:style>
    <style:style style:name="T6" style:family="text">
      <style:text-properties fo:font-style="normal" officeooo:rsid="004f1d59" style:font-style-asian="normal" style:font-style-complex="normal"/>
    </style:style>
    <style:style style:name="T7" style:family="text">
      <style:text-properties fo:font-style="normal" officeooo:rsid="004f96f9" style:font-style-asian="normal" style:font-style-complex="normal"/>
    </style:style>
    <style:style style:name="T8" style:family="text">
      <style:text-properties fo:font-style="normal" officeooo:rsid="004fb34e" style:font-style-asian="normal" style:font-style-complex="normal"/>
    </style:style>
    <style:style style:name="T9" style:family="text">
      <style:text-properties fo:font-style="normal" officeooo:rsid="005121fb" style:font-style-asian="normal" style:font-style-complex="normal"/>
    </style:style>
    <style:style style:name="T10" style:family="text">
      <style:text-properties fo:font-style="normal" officeooo:rsid="005349a6" style:font-style-asian="normal" style:font-style-complex="normal"/>
    </style:style>
    <style:style style:name="T11" style:family="text">
      <style:text-properties fo:font-style="normal" officeooo:rsid="00551f2b" style:font-style-asian="normal" style:font-style-complex="normal"/>
    </style:style>
    <style:style style:name="T12" style:family="text">
      <style:text-properties fo:font-style="normal" officeooo:rsid="00555315" style:font-style-asian="normal" style:font-style-complex="normal"/>
    </style:style>
    <style:style style:name="T13" style:family="text">
      <style:text-properties fo:font-style="normal" officeooo:rsid="0058c4e0" style:font-style-asian="normal" style:font-style-complex="normal"/>
    </style:style>
    <style:style style:name="T14" style:family="text">
      <style:text-properties fo:font-style="normal" officeooo:rsid="005a63b3" style:font-style-asian="normal" style:font-style-complex="normal"/>
    </style:style>
    <style:style style:name="T15" style:family="text">
      <style:text-properties fo:font-style="normal" officeooo:rsid="005df291" style:font-style-asian="normal" style:font-style-complex="normal"/>
    </style:style>
    <style:style style:name="T16" style:family="text">
      <style:text-properties fo:font-style="normal" officeooo:rsid="005e47e0" style:font-style-asian="normal" style:font-style-complex="normal"/>
    </style:style>
    <style:style style:name="T17" style:family="text">
      <style:text-properties fo:font-style="normal" officeooo:rsid="005ecba7" style:font-style-asian="normal" style:font-style-complex="normal"/>
    </style:style>
    <style:style style:name="T18" style:family="text">
      <style:text-properties fo:font-style="normal" officeooo:rsid="00625bf9" style:font-style-asian="normal" style:font-style-complex="normal"/>
    </style:style>
    <style:style style:name="T19" style:family="text">
      <style:text-properties fo:font-style="normal" officeooo:rsid="006578a8" style:font-style-asian="normal" style:font-style-complex="normal"/>
    </style:style>
    <style:style style:name="T20" style:family="text">
      <style:text-properties fo:font-style="normal" officeooo:rsid="00676717" style:font-style-asian="normal" style:font-style-complex="normal"/>
    </style:style>
    <style:style style:name="T21" style:family="text">
      <style:text-properties fo:font-style="normal" officeooo:rsid="006834f1" style:font-style-asian="normal" style:font-style-complex="normal"/>
    </style:style>
    <style:style style:name="T22" style:family="text">
      <style:text-properties officeooo:rsid="00315d78"/>
    </style:style>
    <style:style style:name="T23" style:family="text">
      <style:text-properties officeooo:rsid="00334779"/>
    </style:style>
    <style:style style:name="T24" style:family="text">
      <style:text-properties officeooo:rsid="003710a5"/>
    </style:style>
    <style:style style:name="T25" style:family="text">
      <style:text-properties officeooo:rsid="00385408"/>
    </style:style>
    <style:style style:name="T26" style:family="text">
      <style:text-properties officeooo:rsid="00395960"/>
    </style:style>
    <style:style style:name="T27" style:family="text">
      <style:text-properties officeooo:rsid="003f759d"/>
    </style:style>
    <style:style style:name="T28" style:family="text">
      <style:text-properties officeooo:rsid="004292f3"/>
    </style:style>
    <style:style style:name="T29" style:family="text">
      <style:text-properties officeooo:rsid="00466304"/>
    </style:style>
    <style:style style:name="T30" style:family="text">
      <style:text-properties officeooo:rsid="0048e137"/>
    </style:style>
    <style:style style:name="T31" style:family="text">
      <style:text-properties officeooo:rsid="0049790e"/>
    </style:style>
    <style:style style:name="T32" style:family="text">
      <style:text-properties officeooo:rsid="006c62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itle: Periodic <text:span text:style-name="T31">m</text:span>eal <text:span text:style-name="T31">p</text:span>lann<text:span text:style-name="T31">er application according to the </text:span>Nutritional Requirements.</text:p>
      <text:p text:style-name="P3"/>
      <text:p text:style-name="P3">Problem Statement: People aren’t ab<text:span text:style-name="T1">l</text:span>e to plan and customize their meal plan according to their health condition <text:span text:style-name="T2">and</text:span> nutrition<text:span text:style-name="T2">al</text:span> requirements.</text:p>
      <text:p text:style-name="P4"><text:s/><text:tab/></text:p>
      <text:p text:style-name="P6"/>
      <text:p text:style-name="P12">Application flow:</text:p>
      <text:p text:style-name="P12"/>
      <text:p text:style-name="P12">1. User logs in to the application.</text:p>
      <text:p text:style-name="P12"><text:s text:c="3"/>- if(first_time)</text:p>
      <text:p text:style-name="P5"><text:tab/><text:tab/>→<text:span text:style-name="T22"> fills the form of personal preference and measurements for meal planning.</text:span></text:p>
      <text:p text:style-name="P12"/>
      <text:p text:style-name="P12">2. User can chose <text:span text:style-name="T30">ingredients</text:span> to plan the meal from.</text:p>
      <text:p text:style-name="P12"/>
      <text:p text:style-name="P12">3. Application then plans 3 major meals according to the input given by user in step 1.</text:p>
      <text:p text:style-name="P12"/>
      <text:p text:style-name="P12"><text:tab/>- <text:span text:style-name="T23">Each meal is customizable by the consumer.</text:span></text:p>
      <text:p text:style-name="P12"><text:tab/>- <text:span text:style-name="T23">Nutrition report will be updated accordingly.</text:span></text:p>
      <text:p text:style-name="P13"><text:tab/>- Meal preparation <text:span text:style-name="T30">technique </text:span>for retaining the whole nutrition.</text:p>
      <text:p text:style-name="P15"/>
      <text:p text:style-name="P15">4. User profile consists of:</text:p>
      <text:p text:style-name="P15"/>
      <text:p text:style-name="P14"><text:tab/>- Periodic Nutrition Report.</text:p>
      <text:p text:style-name="P14"><text:tab/>- Predicted health status of near future(warning and precaution).</text:p>
      <text:p text:style-name="P14">//<text:tab/>- Water intake status.</text:p>
      <text:p text:style-name="P5"/>
      <text:p text:style-name="P14">5. <text:span text:style-name="T24">Reactive Meal Plan section(goal-specific)</text:span></text:p>
      <text:p text:style-name="P14"/>
      <text:p text:style-name="P14"><text:tab/>- <text:span text:style-name="T24">user enters or selects a goal</text:span></text:p>
      <text:p text:style-name="P14"><text:tab/>- <text:span text:style-name="T24">app determines the best meal plan.</text:span></text:p>
      <text:p text:style-name="P14"><text:tab/>- <text:span text:style-name="T26">periodic notifying mechanism for goal accomplishment and<text:tab/> motivation.</text:span></text:p>
      <text:p text:style-name="P14"><text:tab/>- <text:span text:style-name="T25">Leader-board of all the goal-specific plan being executed based on accomplishment ratio.</text:span></text:p>
      <text:p text:style-name="P14"><text:tab/></text:p>
      <text:p text:style-name="P14"/>
      <text:p text:style-name="P16">6. Online ordering of ingredients/meal.</text:p>
      <text:p text:style-name="P16"/>
      <text:p text:style-name="P16"><text:tab/>- user can order the ingredients <text:span text:style-name="T27">listed</text:span> on weekly or monthly basis.</text:p>
      <text:p text:style-name="P16"><text:tab/>- user can also order for cooked meal exactly according to the predicted meal plan.</text:p>
      <text:p text:style-name="P16"/>
      <text:p text:style-name="P18">7. <text:span text:style-name="T29">Verified profiles for dietitian and nutritionist.</text:span></text:p>
      <text:p text:style-name="P17"><text:tab/></text:p>
      <text:p text:style-name="P17">- <text:span text:style-name="T28">They can respond to FAQ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4">P</text:span><text:span text:style-name="T3">hase 1: </text:span></text:p>
      <text:p text:style-name="P8"><text:span text:style-name="T3"><text:tab/>1. User account+ User detail [form].( </text:span><text:span text:style-name="T9">FE and BE</text:span><text:span text:style-name="T3">)<text:tab/></text:span></text:p>
      <text:p text:style-name="P8"><text:span text:style-name="T3"><text:tab/>2. </text:span><text:span text:style-name="T21">I</text:span><text:span text:style-name="T3">ngredients listing for foods </text:span><text:span text:style-name="T10">or meal plan</text:span><text:span text:style-name="T3">(data collection,</text:span><text:span text:style-name="T5">FE and BE</text:span><text:span text:style-name="T3">)</text:span></text:p>
      <text:p text:style-name="P9"><text:span text:style-name="T4"><text:tab/></text:span><text:span text:style-name="T3">3. </text:span><text:span text:style-name="T20">P</text:span><text:span text:style-name="T13">ar</text:span><text:span text:style-name="T14">a</text:span><text:span text:style-name="T13">meters for determining </text:span><text:span text:style-name="T12">Nutritional need</text:span><text:span text:style-name="T13">s </text:span><text:span text:style-name="T15">and factors to consider before planning a meal; <text:tab/> <text:s text:c="4"/>religious, allergies, preferences etc. </text:span><text:span text:style-name="T17">(data collection)</text:span></text:p>
      <text:p text:style-name="P9"><text:span text:style-name="T3"><text:tab/>4. General or Goal Specific</text:span><text:span text:style-name="T11">(Weight loss/gain,Immunity Boosting)</text:span><text:span text:style-name="T3"> meal p</text:span><text:span text:style-name="T16">lanning</text:span><text:span text:style-name="T3">.</text:span><text:span text:style-name="T5">(AI,FE,BE)</text:span></text:p>
      <text:p text:style-name="P20"/>
      <text:p text:style-name="P10"><text:span text:style-name="T4">P</text:span><text:span text:style-name="T3">hase 2: </text:span></text:p>
      <text:p text:style-name="P10"><text:span text:style-name="T3"><text:tab/>1. Periodic </text:span><text:span text:style-name="T19">Nutrition </text:span><text:span text:style-name="T3">Report Generation.</text:span><text:span text:style-name="T8">(FE and BE)</text:span></text:p>
      <text:p text:style-name="P10"><text:span text:style-name="T3"><text:tab/>2. User Profile.</text:span><text:span text:style-name="T8">(FE)</text:span></text:p>
      <text:p text:style-name="P22"><text:tab/>3. Make meal customizable and readjust the previous plan/Track plan(AI,FE,BE)</text:p>
      <text:p text:style-name="P22"><text:tab/></text:p>
      <text:p text:style-name="P22">Phase 3:</text:p>
      <text:p text:style-name="P10"><text:span text:style-name="T3"><text:tab/>1. Warning and suggestion based on intake(</text:span><text:span text:style-name="T7">AI, FE</text:span><text:span text:style-name="T3">)</text:span></text:p>
      <text:p text:style-name="P10"><text:span text:style-name="T3"><text:tab/>2. FAQs Section </text:span><text:span text:style-name="T6">(BE and FE)</text:span></text:p>
      <text:p text:style-name="P7"><text:span text:style-name="T4"><text:tab/></text:span><text:span text:style-name="T5">3. Verified Profile for experts </text:span><text:span text:style-name="T6">ie. </text:span><text:span text:style-name="T5">Dietitian and Nutritionist</text:span><text:span text:style-name="T6">(FE)<text:tab/></text:span></text:p>
      <text:p text:style-name="P10"><text:span text:style-name="T3"><text:tab/>4. Online meal or ingredients ordering system</text:span><text:span text:style-name="T6">(FE and BE)</text:span></text:p>
      <text:p text:style-name="P11"><text:span text:style-name="T6"><text:tab/>5. </text:span><text:span text:style-name="T3">Expense report</text:span><text:span text:style-name="T18">(Excepted vs Actual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3">TITLE: PERIODIC <text:s/><text:span text:style-name="T32">CUSTOM-</text:span>MEAL <text:s/>PLANNER FOR DIABETES PATIENTS CONSIDERING NUTRITIONAL REQUIREMENT</text:p>
      <text:p text:style-name="P23"/>
      <text:p text:style-name="P24">FEATURES:</text:p>
      <text:p text:style-name="P24">→ Application Plans the meal(breakfast,luncht etc) for specified duration(Monthly,Weekly) chosen.</text:p>
      <text:p text:style-name="P23">→<text:span text:style-name="T32"> User can mark the plan as consumed or left-out, the nutrition report will be generated accordingly.</text:span></text:p>
      <text:p text:style-name="P23">→<text:span text:style-name="T32"> Notifies user in the time of the meal.</text:span></text:p>
      <text:p text:style-name="P23">→<text:span text:style-name="T32"> Meal Preparation method+ step by step guidance(according to requirement).</text:span></text:p>
      <text:p text:style-name="P23">→<text:span text:style-name="T32"> Blood Sugar Level Tracking system.</text:span></text:p>
      <text:p text:style-name="P23">→<text:span text:style-name="T32"> Warns user if he/she needs to look for medication soon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4:13:31.124738590</meta:creation-date>
    <dc:date>2021-03-11T11:51:26.936421231</dc:date>
    <meta:editing-duration>P3DT14H30M15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399" meta:character-count="2666" meta:non-whitespace-character-count="2269"/>
  </office:meta>
</office:document-meta>
</file>